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  <manifest:file-entry manifest:media-type="" manifest:full-path="Thumbnails/thumbnail.png"/>
  <manifest:file-entry manifest:media-type="application/binary" manifest:full-path="layout-cache"/>
  <manifest:file-entry manifest:media-type="text/xml" manifest:full-path="setting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DejaVu Sans2" svg:font-family="'DejaVu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1" svg:font-family="'DejaVu Serif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ontier: Scavenger Features for v. 1.0</text:p>
      <text:p text:style-name="Standard"/>
      <text:p text:style-name="Standard">I. Character Creation</text:p>
      <text:list xml:id="list5479698652756079354" text:style-name="L1">
        <text:list-item>
          <text:p text:style-name="P1">Player entered Name</text:p>
        </text:list-item>
        <text:list-item>
          <text:p text:style-name="P1">Player entered Gender</text:p>
        </text:list-item>
        <text:list-item>
          <text:p text:style-name="P1">Two playable Species</text:p>
          <text:p text:style-name="P1">A. Human</text:p>
          <text:p text:style-name="P1">B. Sentient Robot</text:p>
        </text:list-item>
        <text:list-item>
          <text:p text:style-name="P1">10 Origins, determining starting Skills</text:p>
          <text:p text:style-name="P1">A. Medic (Doctor, Xenology, Software)</text:p>
          <text:p text:style-name="P1">B. Engineer (Hardware, Software, Auto-Hammer)</text:p>
          <text:p text:style-name="P1">C. Security (Pistol, Rifle, Blade)</text:p>
          <text:p text:style-name="P1">D. Espionage (Stealth, Mobility, Software)</text:p>
          <text:p text:style-name="P1">E. Demolitions (Heavy Guns, Auto-Hammer, Thrown)</text:p>
          <text:p text:style-name="P1">F. Officer (Leadership, Blade, Pistol)</text:p>
          <text:p text:style-name="P1">G. Pilot (Pilot, Software, Pistol)</text:p>
          <text:p text:style-name="P1">H. Scientist (Xenology, Software, Mobility)</text:p>
          <text:p text:style-name="P1">I. Programmer (Software, Hardware, Pilot)</text:p>
          <text:p text:style-name="P1">J. Specialist (player chooses)</text:p>
        </text:list-item>
        <text:list-item>
          <text:p text:style-name="P1">Skills, 1 - 5, active abilities at 1, 3, 5</text:p>
          <text:p text:style-name="P1">A. Pistol</text:p>
          <text:p text:style-name="P1">i. Snap Fire</text:p>
          <text:p text:style-name="P1">ii. Double Tap</text:p>
          <text:p text:style-name="P1">iii. Dual Wield</text:p>
          <text:p text:style-name="P1">B. Rifle</text:p>
          <text:p text:style-name="P1">i. Snap Fire</text:p>
          <text:p text:style-name="P1">ii. Take Aim</text:p>
          <text:p text:style-name="P1">iii. Run and Gun</text:p>
          <text:p text:style-name="P1">C. Heavy Guns</text:p>
          <text:p text:style-name="P1">i. Concentrated Fire</text:p>
          <text:p text:style-name="P1">ii. High Capacity Battery</text:p>
          <text:p text:style-name="P1">iii. Overcharge Shot</text:p>
          <text:p text:style-name="P1">D. Blade</text:p>
          <text:p text:style-name="P1">i. Sidestep</text:p>
          <text:p text:style-name="P1">ii. Whirl</text:p>
          <text:p text:style-name="P1">iii. Dual Wield</text:p>
          <text:p text:style-name="P1">E. Heat Whip</text:p>
          <text:p text:style-name="P1">i. Pierce</text:p>
          <text:p text:style-name="P1">ii. Disarm</text:p>
          <text:p text:style-name="P1">iii. Swing</text:p>
          <text:p text:style-name="P1">F. Auto-Hammer</text:p>
          <text:p text:style-name="P1">i. Inertial Strike</text:p>
          <text:p text:style-name="P1">ii. Deathblow</text:p>
          <text:p text:style-name="P1">iii. Rapid Strike</text:p>
          <text:p text:style-name="P1">G. Mobilty</text:p>
          <text:p text:style-name="P1">i. Sprint</text:p>
          <text:p text:style-name="P1">ii. Sidestep</text:p>
          <text:p text:style-name="P1">iii. Rush</text:p>
          <text:p text:style-name="P1"><text:soft-page-break/>H. Doctor</text:p>
          <text:p text:style-name="P1">i. First Aid</text:p>
          <text:p text:style-name="P1">ii. Hand-Aid</text:p>
          <text:p text:style-name="P1">iii. Anatomical Precision</text:p>
          <text:p text:style-name="P1">I. Hardware</text:p>
          <text:p text:style-name="P1">i. Repair</text:p>
          <text:p text:style-name="P1">ii. Turret</text:p>
          <text:p text:style-name="P1">iii. Guardian</text:p>
          <text:p text:style-name="P1">J. Software</text:p>
          <text:p text:style-name="P1">i. Bypass</text:p>
          <text:p text:style-name="P1">ii. Rootkid</text:p>
          <text:p text:style-name="P1">iii. Jammer</text:p>
          <text:p text:style-name="P1">K. Pilot</text:p>
          <text:p text:style-name="P1">i. Interface</text:p>
          <text:p text:style-name="P1">ii. Boost</text:p>
          <text:p text:style-name="P1">iii. Alpha Strike</text:p>
          <text:p text:style-name="P1">L. Xenology</text:p>
          <text:p text:style-name="P1">i. Language</text:p>
          <text:p text:style-name="P1">ii. Biology</text:p>
          <text:p text:style-name="P1">iii. Technology</text:p>
          <text:p text:style-name="P1">M. Leadership</text:p>
          <text:p text:style-name="P1">i. Inspire</text:p>
          <text:p text:style-name="P1">ii. Charge!</text:p>
          <text:p text:style-name="P1">iii. Loyalty</text:p>
          <text:p text:style-name="P1">N. Stealth</text:p>
          <text:p text:style-name="P1">i. Sneak</text:p>
          <text:p text:style-name="P1">ii. Vanish</text:p>
          <text:p text:style-name="P1">iii. Ambush</text:p>
          <text:p text:style-name="P1">O. Throwing</text:p>
          <text:p text:style-name="P1">i. Fastball</text:p>
          <text:p text:style-name="P1">ii. Longshot</text:p>
          <text:p text:style-name="P1">iii. Juggle</text:p>
        </text:list-item>
        <text:list-item>
          <text:p text:style-name="P1">Stats - Increased by skills</text:p>
          <text:p text:style-name="P1">A. Strength(Melee damage, Throwing damage, HP)</text:p>
          <text:p text:style-name="P1">B. Agility(Range Damage, Speed)</text:p>
          <text:p text:style-name="P1">C. Intelligence(Skill effects, enviro)</text:p>
        </text:list-item>
        <text:list-item>
          <text:p text:style-name="P1">Stats - Derived</text:p>
          <text:p text:style-name="P1">A. Stamina (All stats, depletes when using skills)</text:p>
          <text:p text:style-name="P1">B. Speed (Agility minus armor, effects movement)</text:p>
          <text:p text:style-name="P1">C. HPmax</text:p>
          <text:p text:style-name="P1">D. Armor (Equipment based)</text:p>
          <text:p text:style-name="P1">E. Experience (Kill Stuff, accomplish Goals)</text:p>
          <text:p text:style-name="P1">F. Spent EXP</text:p>
        </text:list-item>
        <text:list-item>
          <text:p text:style-name="P1">Equipment</text:p>
          <text:p text:style-name="P1">A. One handed weapons</text:p>
          <text:p text:style-name="P1">i. Blades</text:p>
          <text:p text:style-name="P1">ii. Pistols</text:p>
          <text:p text:style-name="P1">B. Two Handed weapons</text:p>
          <text:p text:style-name="P1"><text:soft-page-break/>i. Heat Whips</text:p>
          <text:p text:style-name="P1">ii. Auto-Hammers</text:p>
          <text:p text:style-name="P1">iii. Rifles</text:p>
          <text:p text:style-name="P1">iv. Heavy Guns</text:p>
          <text:p text:style-name="P1">C. Suits</text:p>
          <text:p text:style-name="P1">i. Skillsuit</text:p>
          <text:p text:style-name="P1">ii. Vacuum Suit</text:p>
          <text:p text:style-name="P1">iii. Carapace</text:p>
          <text:p text:style-name="P1">iv. Mech</text:p>
          <text:p text:style-name="P1">D. Visor </text:p>
          <text:p text:style-name="P1">i. Nightvision</text:p>
          <text:p text:style-name="P1">ii. Infrared</text:p>
          <text:p text:style-name="P1">iii. Basic</text:p>
        </text:list-item>
        <text:list-item>
          <text:p text:style-name="P1">Five Scenarios - One chosen at random at game start</text:p>
          <text:p text:style-name="P1">A. Debris Storm</text:p>
          <text:p text:style-name="P1">i. Add Void gaps to map generation</text:p>
          <text:p text:style-name="P1">ii. Spawn Thorax Collective enemies</text:p>
          <text:p text:style-name="P1">iii. Stationpower = off</text:p>
          <text:p text:style-name="P1">iv. Goal - Activate Comm Array, activate Escape Pod</text:p>
          <text:p text:style-name="P1">v. Boss - Centipede, optional</text:p>
          <text:p text:style-name="P1">vi. spawnsurvivors = False</text:p>
          <text:p text:style-name="P1">vii. spawnfloor = 3</text:p>
          <text:p text:style-name="P1">viii. spawnrobots = False</text:p>
          <text:p text:style-name="P1">B. Space Piracy</text:p>
          <text:p text:style-name="P1">i. Spawn Pirate Enemies</text:p>
          <text:p text:style-name="P1">ii. spawnsurvivors = True</text:p>
          <text:p text:style-name="P1">iii. spawnrobots = True</text:p>
          <text:p text:style-name="P1">iv. All robots' .allegiance = Pirate</text:p>
          <text:p text:style-name="P1">v. player.hnd1 and .hnd2 = null</text:p>
          <text:p text:style-name="P1">vi. Boss - Captain randomname</text:p>
          <text:p text:style-name="P1">vii. Goals - Defeat Captain, reboot AI Core, reach Comm Array</text:p>
          <text:p text:style-name="P1">viii. Stationpower = True</text:p>
          <text:p text:style-name="P1">vix. spawnfloor = 5</text:p>
          <text:p text:style-name="P1">C. Omnicidal AI</text:p>
          <text:p text:style-name="P1">i. spawnsurvivors = False</text:p>
          <text:p text:style-name="P1">ii. spawnrobots = True</text:p>
          <text:p text:style-name="P1">iii. All Robots' .allegiance = 'HAL'</text:p>
          <text:p text:style-name="P1">iv. Add Void to Map Generation</text:p>
          <text:p text:style-name="P1">v. stationpower = True</text:p>
          <text:p text:style-name="P1">vi. Boss - AI Core</text:p>
          <text:p text:style-name="P1">vii. Goals - Destroy AI Core, reach Escape Pod</text:p>
          <text:p text:style-name="P1">viii. spawnfloor = 3</text:p>
          <text:p text:style-name="P1">D. Colonialization</text:p>
          <text:p text:style-name="P1">i. spawnsurvivors = True</text:p>
          <text:p text:style-name="P1">ii. spawnrobots = False</text:p>
          <text:p text:style-name="P1">iii. add foliage to Map Generation</text:p>
          <text:p text:style-name="P1">iv. add Fibbros Colony to Docks Map</text:p>
          <text:p text:style-name="P1">v. spawnfibbros = True</text:p>
          <text:p text:style-name="P1"><text:soft-page-break/>vi. stationpower = False</text:p>
          <text:p text:style-name="P1">vii. spawnfloor = 2</text:p>
          <text:p text:style-name="P1">viii. Boss - Yggdrasil</text:p>
          <text:p text:style-name="P1">vix. Goals - Defeat Yggdrasill, restart Reactor</text:p>
          <text:p text:style-name="P1">E. Psychic Snakes From Alpha Centuri</text:p>
          <text:p text:style-name="P1">i. spawnsurvivors = True</text:p>
          <text:p text:style-name="P1">ii. spawnrobots = True</text:p>
          <text:p text:style-name="P1">iii. stationpower = True</text:p>
          <text:p text:style-name="P1">iv. spawnscalesians = True</text:p>
          <text:p text:style-name="P1">v. spawnfloor = 2</text:p>
          <text:p text:style-name="P1">vi. Boss - Champion</text:p>
          <text:p text:style-name="P1">vii. Goals - Defeat Champion, Defeat 5 Priests, reach Comm Array</text:p>
        </text:list-item>
      </text:list>
      <text:list xml:id="list3962666632889372126" text:style-name="L2">
        <text:list-item>
          <text:p text:style-name="P2">Map Generation - Procedural, all at game start</text:p>
          <text:p text:style-name="P2">A. Generate Level 1 (Docks)</text:p>
          <text:p text:style-name="P2">i. Escape Pod</text:p>
          <text:p text:style-name="P2">ii. Communications Array</text:p>
          <text:p text:style-name="P2">iii. Invading ship(Scenario Specific)</text:p>
          <text:p text:style-name="P2">B. Generate Level 2 (Bridge)</text:p>
          <text:p text:style-name="P2">i. Helpful NPCs(Scenario Specific)</text:p>
          <text:p text:style-name="P2">ii. Safe Zone (Scenario Specific)</text:p>
          <text:p text:style-name="P2">C. Generate Level 3 (Crew Quarters)</text:p>
          <text:p text:style-name="P2">i. Armory</text:p>
          <text:p text:style-name="P2">ii. Helpful NPCs (Scenario)</text:p>
          <text:p text:style-name="P2">iii. Beds</text:p>
          <text:p text:style-name="P2">D. Generate Level 4 (Systems)</text:p>
          <text:p text:style-name="P2">i. Reactor</text:p>
          <text:p text:style-name="P2">ii. Labs</text:p>
          <text:p text:style-name="P2">iii. AI Core</text:p>
          <text:p text:style-name="P2">E. Generate Level 5 (Brig)</text:p>
          <text:p text:style-name="P2">i. Helpful NPCs (Scenario)</text:p>
        </text:list-item>
        <text:list-item>
          <text:p text:style-name="P2">Generator</text:p>
          <text:p text:style-name="P2">A. Draw rooms from set patterns</text:p>
          <text:p text:style-name="P2">B. Draw needed floor set pieces</text:p>
          <text:p text:style-name="P2">C. Draw connecting Hallways/Ventilation Shafts</text:p>
          <text:p text:style-name="P2">D. Draw obstacles/background items</text:p>
          <text:p text:style-name="P2">E. Apply Scenario Specific Changes</text:p>
          <text:p text:style-name="P2">F. Generate Scenario Specific Rooms</text:p>
        </text:list-item>
        <text:list-item>
          <text:p text:style-name="P2">Enemies</text:p>
          <text:p text:style-name="P2">A. Scalesians</text:p>
          <text:p text:style-name="P2">B. Pirates</text:p>
          <text:p text:style-name="P2">C. Rogue Machines</text:p>
          <text:p text:style-name="P2">D. Thorax Collective</text:p>
          <text:p text:style-name="P2">E. Fibbros</text:p>
        </text:list-item>
        <text:list-item>
          <text:p text:style-name="P2">Items</text:p>
          <text:p text:style-name="P2">A. Throwing Weapons</text:p>
          <text:p text:style-name="P2">B. Healing Items</text:p>
          <text:p text:style-name="P2">C. Buffing Items</text:p>
          <text:p text:style-name="P2">D. Craft Components</text:p>
          <text:p text:style-name="P2"><text:soft-page-break/>E. Key Items</text:p>
        </text:list-item>
        <text:list-item>
          <text:p text:style-name="P2">Gameplay</text:p>
          <text:p text:style-name="P2">A. Movement(WASD)</text:p>
          <text:p text:style-name="P2">i. Four directional grid-based movement(libtcod, put_char), collisions</text:p>
          <text:p text:style-name="P2">ii. Movement Abilities(Sprint, Boost, Rush, Sidestep)</text:p>
          <text:p text:style-name="P2">B. Melee attack(M) - adjust x/y position by player.face</text:p>
          <text:p text:style-name="P2">i. Check equipped weapon type</text:p>
          <text:p text:style-name="P2">a. Sword - put_char(_)at playerx +\- 1, check collision</text:p>
          <text:p text:style-name="P2">b. put_char(/) at playerx &amp; y +\- 1, collision</text:p>
          <text:p text:style-name="P2">c. char (|) <text:s/>at player.y +\- 1, collision</text:p>
          <text:p text:style-name="P2">d. char (\) at player.x &amp; player.y +\- 1, collision</text:p>
          <text:p text:style-name="P2">e. Resulting pattern(facing down) </text:p>
          <text:p text:style-name="P2">_▼</text:p>
          <text:p text:style-name="P2">/ | \</text:p>
          <text:p text:style-name="P2">f. Facing Right</text:p>
          <text:p text:style-name="P2"><text:s text:c="2"/>\</text:p>
          <text:p text:style-name="P2">▶_</text:p>
          <text:p text:style-name="P2">| /</text:p>
          <text:p text:style-name="P2">g. Facing left</text:p>
          <text:p text:style-name="P2">\ |</text:p>
          <text:p text:style-name="P2">_◀</text:p>
          <text:p text:style-name="P2">/</text:p>
          <text:p text:style-name="P2">h. Facing up</text:p>
          <text:p text:style-name="P2">\ | /</text:p>
          <text:p text:style-name="P2"><text:s/>▲_</text:p>
          <text:p text:style-name="P2">i. Attack pattern alternates between starting sides</text:p>
          <text:p text:style-name="P2">j. Attack pattern shifts when Dual Wielding, ex:</text:p>
          <text:p text:style-name="P2">\ " /</text:p>
          <text:p text:style-name="P2">_▲_</text:p>
          <text:p text:style-name="P2">ii. Hammer Pattern, also alternates</text:p>
          <text:p text:style-name="P2">x + x</text:p>
          <text:p text:style-name="P2">+▲</text:p>
          <text:p text:style-name="P2"><text:s/>x</text:p>
          <text:p text:style-name="P2">iii. Whip pattern(All directions shown)</text:p>
          <text:p text:style-name="P2"><text:s text:c="7"/>,</text:p>
          <text:p text:style-name="P2"><text:s text:c="7"/>|</text:p>
          <text:p text:style-name="P2"><text:s text:c="7"/>|</text:p>
          <text:p text:style-name="P2">-~~▼~~-</text:p>
          <text:p text:style-name="P2"><text:s text:c="7"/>|</text:p>
          <text:p text:style-name="P2"><text:s text:c="7"/>|</text:p>
          <text:p text:style-name="P2"><text:s text:c="7"/>'</text:p>
          <text:p text:style-name="P2">iv. Unarmed pattern(all)</text:p>
          <text:p text:style-name="P2"><text:s text:c="2"/>,</text:p>
          <text:p text:style-name="P2">,▼,</text:p>
          <text:p text:style-name="P2"><text:s text:c="2"/>'</text:p>
          <text:p text:style-name="P2">B. Ranged attack(R)</text:p>
          <text:p text:style-name="P2">i. Pulse fire pattern</text:p>
          <text:p text:style-name="P2">▶ &gt;</text:p>
          <text:p text:style-name="P2"><text:soft-page-break/>▶ <text:s text:c="5"/>&gt;</text:p>
          <text:p text:style-name="P2">▶ <text:s text:c="11"/>&gt;</text:p>
          <text:p text:style-name="P2">ii. Laser fire pattern</text:p>
          <text:p text:style-name="P2">▶------------------- (aims, second delay, dark foreground)</text:p>
          <text:p text:style-name="P2">▶-------------------(bright foreground, damages in line)</text:p>
          <text:p text:style-name="P2">▶</text:p>
          <text:p text:style-name="P2">iii. Heavy Laser pattern(as Laser, but change background color instead)</text:p>
          <text:p text:style-name="P2">C. Look (L) - wait for key press</text:p>
          <text:p text:style-name="P2">i. Construct list of objects within LOS(Libtcod)</text:p>
          <text:p text:style-name="P2">ii. Player chooses from list</text:p>
          <text:p text:style-name="P2">iii. Chosen object is matched to appropriate dict via *.type</text:p>
          <text:p text:style-name="P2">iv. Print dict.type.*.desc</text:p>
          <text:p text:style-name="P2">D. Use (U) - wait</text:p>
          <text:p text:style-name="P2">i. If object adjacent to Player has key('interact'), *.interact()</text:p>
          <text:p text:style-name="P2">ii. elif print 'There is nothing to use.'</text:p>
          <text:p text:style-name="P2">E. Inventory (I) - wait</text:p>
          <text:p text:style-name="P2">i. Construct list of player.inv </text:p>
          <text:p text:style-name="P2">ii. Menu loop, player chooses item from list</text:p>
          <text:p text:style-name="P2">iii. Sub-menu loop</text:p>
          <text:p text:style-name="P2">iv. Use Item (if item.type == 'consumable', item.type.*.effect() )</text:p>
          <text:p text:style-name="P2">v. <text:s/>Equip Item (if item.type == 'Weapon', player.hnd1 = item.type.*)</text:p>
          <text:p text:style-name="P2">a. Cases for all types of equipment, two handed exceptions, etc.</text:p>
          <text:p text:style-name="P2">vi. Discard Item(put_char(item.type.*.char at player.x / player.y)</text:p>
          <text:p text:style-name="P2">vii. Cancel (break)</text:p>
          <text:p text:style-name="P2">F. Main Menu(ESC) - wait</text:p>
          <text:p text:style-name="P2">i. Character Sheet</text:p>
          <text:p text:style-name="P2">ii. Inventory</text:p>
          <text:p text:style-name="P2">iii. Use Abilities</text:p>
          <text:p text:style-name="P2">iv. Journal</text:p>
          <text:p text:style-name="P2">v. Options</text:p>
          <text:p text:style-name="P2">vi. Save</text:p>
          <text:p text:style-name="P2">vii. Quit</text:p>
          <text:p text:style-name="P2">G. Character Sheet (C) - wait</text:p>
          <text:p text:style-name="P2">i. print player.(name, gender, race, origin, skills, equipment, stats, EXP, spent XP)</text:p>
          <text:p text:style-name="P2">ii. Sub-menu loop</text:p>
          <text:p text:style-name="P2">a. Upgrade Skills (menu loop, construct list of player.skills , print player.skills, player chooses)</text:p>
          <text:p text:style-name="P2">b. if EXP &gt;= (25 * player.skills.* + 1)</text:p>
          <text:p text:style-name="P2">c. EXP - (25 * player.skills.* + 1), spent EXP + (same), player.skills.* += player.skills.*</text:p>
          <text:p text:style-name="P2">d. elif EXP &lt; (that), print 'Not enough EXP!', Break</text:p>
          <text:p text:style-name="P2">H. Journal (J) - wait</text:p>
          <text:p text:style-name="P2">i. Print Scenario.*.desc</text:p>
          <text:p text:style-name="P2">ii. if cases for completing Scenario.*.goals, printing same</text:p>
          <text:p text:style-name="P2">I. Use Abilitues (Q) - wait</text:p>
          <text:p text:style-name="P2">i. Construct list based on levels of player.skills.*</text:p>
          <text:p text:style-name="P2">ii. Loop iterating through player.skills , checks player.skills.* vs. defined <text:soft-page-break/>list of corresponding abilities for that skill.</text:p>
          <text:p text:style-name="P2">iii. Player chooses ability. </text:p>
          <text:p text:style-name="P2">iv. STM is deducted, if cost met.</text:p>
          <text:p text:style-name="P2">v. Directional input is taken(if needed)</text:p>
          <text:p text:style-name="P2">vi. Ability's function is called.</text:p>
          <text:p text:style-name="P2">vii. Set Hotkeys</text:p>
          <text:p text:style-name="P2">a. Menu loop, use list from above</text:p>
          <text:p text:style-name="P2">b. Player chooses ability</text:p>
          <text:p text:style-name="P2">c. Player inputs hotkey(1 - 0)</text:p>
          <text:p text:style-name="P2">d. Cancel (Break)</text:p>
          <text:p text:style-name="P2">H. Reload (R)</text:p>
          <text:p text:style-name="P2">i. If Inv.Battery.Qty &gt;= 1</text:p>
          <text:p text:style-name="P2">ii. If hnd1 = ranged, hnd1.rounds = hnd1.maxrounds</text:p>
          <text:p text:style-name="P2">iii. inv.battery.Qty -= inv.Battery.Qty</text:p>
          <text:p text:style-name="P2">iv. Repeat for hnd2.</text:p>
          <text:p text:style-name="P2">v. "Out of batteries!" if inv.Battery.Qty &lt; 1</text:p>
          <text:p text:style-name="P2">vi. Alien weapons check for different ammo, work the same otherwise</text:p>
        </text:list-item>
        <text:list-item>
          <text:p text:style-name="P2">Other Actors</text:p>
          <text:p text:style-name="P2">A. Actor class {} modelled off Player {}, with added keys</text:p>
          <text:p text:style-name="P2">i. Allegiance - 'String'. All actors will non-matching strings are treated as Hostile.</text:p>
          <text:p text:style-name="P2">ii. AI Pattern - list of behaviors corresponding to a role.</text:p>
          <text:p text:style-name="P2">a. Skirmisher</text:p>
          <text:p text:style-name="P2">b. Heavy Melee</text:p>
          <text:p text:style-name="P2">c. Flexible</text:p>
          <text:p text:style-name="P2">d. Healer</text:p>
          <text:p text:style-name="P2">e. Mother</text:p>
          <text:p text:style-name="P2">f. Scalesian Priest</text:p>
          <text:p text:style-name="P2">g. Scalesian Boss</text:p>
          <text:p text:style-name="P2">h. Fibbros Boss</text:p>
          <text:p text:style-name="P2">i. Thorax Collective Boss</text:p>
          <text:p text:style-name="P2">j. Pirate Boss</text:p>
          <text:p text:style-name="P2">k. Robot Boss</text:p>
          <text:p text:style-name="P2">l. Scout</text:p>
          <text:p text:style-name="P2">m. Turret</text:p>
          <text:p text:style-name="P2">n. Retreat</text:p>
          <text:p text:style-name="P2">iii. On_death - a function called on actor.hp &lt;= 0. Usually item drops.</text:p>
          <text:p text:style-name="P2">B. Actor Types</text:p>
          <text:p text:style-name="P2">i. Survivors - Allies that spawn in most Scenarios.</text:p>
          <text:p text:style-name="P2">a. Rookie - Flexible, pulse pistol or flexiblade</text:p>
          <text:p text:style-name="P2">b. Officer - Skirmisher, pulse or laser rifle</text:p>
          <text:p text:style-name="P2">c. Medic - Healer</text:p>
          <text:p text:style-name="P2">ii. Robots - Spawn in some scenarios, usually allies.</text:p>
          <text:p text:style-name="P2">a. Maintenance - Healer</text:p>
          <text:p text:style-name="P2">b. Security - Skirmisher, pulse or laser rifle</text:p>
          <text:p text:style-name="P2">c. Recon - Scout, pulse pistol</text:p>
          <text:p text:style-name="P2">d. Demolitions - Flexible, Heavy Laser or Auto-Hammer.</text:p>
          <text:p text:style-name="P2">e. Rogue Core - Boss AI, more below</text:p>
          <text:p text:style-name="P2"><text:soft-page-break/>iii. Pirates - Human pirates, enemies </text:p>
          <text:p text:style-name="P2">a. Cuthroat - Flexible, pulse pistol and flexiblade</text:p>
          <text:p text:style-name="P2">b. Bosun - Heavy Melee, Auto-Hammer or Heat Whip</text:p>
          <text:p text:style-name="P2">c. Doc - Healer</text:p>
          <text:p text:style-name="P2">d. Looter - Scout, pulse rifle</text:p>
          <text:p text:style-name="P2">e. Captain - Boss AI, dual wield, abilities</text:p>
          <text:p text:style-name="P2">iv. Thorax Collective - Various sentient insectoids</text:p>
          <text:p text:style-name="P2">a. Mantid - Heavy Melee, Mantid Forearms, Dual-wield</text:p>
          <text:p text:style-name="P2">b. Wasp - Scout, Barbed Sting</text:p>
          <text:p text:style-name="P2">c. Beetle - Flexible, Mandible and Acid Cannon</text:p>
          <text:p text:style-name="P2">d. Ant - Skirmisher, spike rifle</text:p>
          <text:p text:style-name="P2">e. Centipede - Boss AI, see below</text:p>
          <text:p text:style-name="P2">f. Centipede section - Boss AI, see below</text:p>
          <text:p text:style-name="P2">v. Scalesians - Tanky reptillian zealots, psychic snske symbiotes.</text:p>
          <text:p text:style-name="P2">a. Zealot - Heavy Melee, Impact Mace</text:p>
          <text:p text:style-name="P2">b. Pathfinder - Scout, Spike Rifle</text:p>
          <text:p text:style-name="P2">c. Snake - Retreat, can join w/ Zealot to become Priest</text:p>
          <text:p text:style-name="P2">d. Priest - Priest, Impact Mace, Influences Survivors</text:p>
          <text:p text:style-name="P2">e. Champion - Boss AI</text:p>
          <text:p text:style-name="P2">vi. Fibbros - Psychic moving trees, quickly spreading</text:p>
          <text:p text:style-name="P2">a. Mother - Mother, Thorn Whip</text:p>
          <text:p text:style-name="P2">b. Sapling - Skirmisher, thorn launcher</text:p>
          <text:p text:style-name="P2">c. Juggernaut - Heavy Melee, Thorn Whip</text:p>
          <text:p text:style-name="P2">d. Yggdrasil Trunk - Boss AI</text:p>
          <text:p text:style-name="P2">e. Yggdrasil Root - Boss AI</text:p>
        </text:list-item>
        <text:list-item>
          <text:p text:style-name="P2">Collision Detection and Physics</text:p>
          <text:p text:style-name="P2">A. Movement - check target grid space for object.type != 'impassable', adjust actor.x / y as appropriate.</text:p>
          <text:p text:style-name="P2">B. Attacks - put_char, check grid, .effect if actor, break if impassable.</text:p>
          <text:p text:style-name="P2">C. Thrown items - loop, as above but break on any contact, .effect</text:p>
          <text:p text:style-name="P2">D. Knockback - Same as movement, included in some .effects</text:p>
        </text:list-item>
        <text:list-item>
          <text:p text:style-name="P2">Formulae</text:p>
          <text:p text:style-name="P2">A. Melee Damage = (STR * EQ bonus * Ability Bonus) + Weapon Power * target.shield.strength - (STR * EQ bonus * Ability Bonus + Armor)</text:p>
          <text:p text:style-name="P2">B. Ranged Damage - As above, with AGI replacing STR.</text:p>
          <text:p text:style-name="P2">C. Throwing Damage - (STR * EQ * Ability) + Weapon Bonus - (dist travelled * 10) * target.shield.str - (STR * EQ * Ability + Armor)</text:p>
          <text:p text:style-name="P2">D. STR = 100 + (10 * # of skills with .key = STR)</text:p>
          <text:p text:style-name="P2">E. AGI = as above, .key = AGI</text:p>
          <text:p text:style-name="P2">F. INT = as above, .key = INT </text:p>
          <text:p text:style-name="P2">G. STM = STR + AGI + INT </text:p>
          <text:p text:style-name="P2">H. HPmax = STM / 2</text:p>
        </text:list-item>
        <text:list-item>
          <text:p text:style-name="P2"/>
          <text:p text:style-name="P2"/>
        </text:list-item>
      </text:list>
      <text:p text:style-name="Standard"/>
      <text:p text:style-name="Standard"/>
      <text:list xml:id="list1051517924" text:continue-numbering="true" text:style-name="L2">
        <text:list-header>
          <text:p text:style-name="P2"/>
          <text:p text:style-name="P2"/>
        </text:list-header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DejaVu Sans2" svg:font-family="'DejaVu Sans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1" svg:font-family="'DejaVu Serif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62in" style:writing-mode="lr-tb"/>
      <style:text-properties style:use-window-font-color="true" style:font-name="DejaVu Serif" fo:font-size="12pt" fo:language="en" fo:country="US" style:letter-kerning="true" style:font-name-asian="DejaVu Serif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DejaVu Serif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5:47:34</meta:creation-date>
    <meta:editing-duration>P0D</meta:editing-duration>
    <meta:editing-cycles>1</meta:editing-cycles>
    <meta:generator>OpenOffice/3.4.0$Unix OpenOffice.org_project/340m1$Build-9590</meta:generator>
    <meta:document-statistic meta:table-count="0" meta:image-count="0" meta:object-count="0" meta:page-count="9" meta:paragraph-count="369" meta:word-count="1737" meta:character-count="9936"/>
  </office:meta>
</office:document-meta>
</file>